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serial del registro no es único; no se puede guardar.</text:p>
          </table:table-cell>
          <table:table-cell office:value-type="string">
            <text:p>Serial value is duplicated; cannot save.</text:p>
          </table:table-cell>
          <table:table-cell office:value-type="string">
            <text:p>Serial valor é duplicado, não pode salvar.</text:p>
          </table:table-cell>
          <table:table-cell office:value-type="string">
            <text:p>La valeur de série est en double; ne pouvez pas enregistrer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18:10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20T18:10:29</dc:date>
    <meta:editing-cycles>60</meta:editing-cycles>
    <meta:editing-duration>PT03H03M22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